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 svg:font-family="'Lucida Sans'" style:font-family-generic="swiss"/>
    <style:font-face style:name="Calibri"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Franklin Gothic Heavy" svg:font-family="'Franklin Gothic Heavy'"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993cm" fo:margin-left="0cm" fo:margin-top="0cm" fo:margin-bottom="0cm" table:align="left" style:writing-mode="lr-tb"/>
    </style:style>
    <style:style style:name="Tableau1.A" style:family="table-column">
      <style:table-column-properties style:column-width="3.194cm"/>
    </style:style>
    <style:style style:name="Tableau1.B" style:family="table-column">
      <style:table-column-properties style:column-width="3.196cm"/>
    </style:style>
    <style:style style:name="Tableau1.C" style:family="table-column">
      <style:table-column-properties style:column-width="3.198cm"/>
    </style:style>
    <style:style style:name="Tableau1.F" style:family="table-column">
      <style:table-column-properties style:column-width="2.009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List_20_Paragraph" style:list-style-name="WWNum1"/>
    <style:style style:name="P2" style:family="paragraph" style:parent-style-name="List_20_Paragraph" style:list-style-name="WWNum1">
      <style:text-properties officeooo:paragraph-rsid="0013f743"/>
    </style:style>
    <style:style style:name="P3" style:family="paragraph" style:parent-style-name="List_20_Paragraph">
      <style:text-properties officeooo:paragraph-rsid="0013f743"/>
    </style:style>
    <style:style style:name="P4" style:family="paragraph" style:parent-style-name="List_20_Paragraph">
      <style:paragraph-properties fo:margin-left="0cm" fo:margin-right="0cm" fo:text-indent="0cm" style:auto-text-indent="false"/>
      <style:text-properties officeooo:rsid="0013376d" officeooo:paragraph-rsid="0013376d"/>
    </style:style>
    <style:style style:name="P5" style:family="paragraph" style:parent-style-name="List_20_Paragraph">
      <style:paragraph-properties fo:margin-left="0cm" fo:margin-right="0cm" fo:text-indent="0cm" style:auto-text-indent="false"/>
      <style:text-properties officeooo:rsid="0013376d" officeooo:paragraph-rsid="0013f743"/>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13f743"/>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list-style-name="L1">
      <style:paragraph-properties fo:text-align="justify" style:justify-single-word="false"/>
      <style:text-properties style:font-name="Garamond" fo:font-size="13pt" officeooo:rsid="000211f6" officeooo:paragraph-rsid="0013376d" style:font-size-asian="13pt" style:font-size-complex="13pt"/>
    </style:style>
    <style:style style:name="P10" style:family="paragraph" style:parent-style-name="Standard">
      <style:text-properties style:font-name="Garamond" fo:font-size="13pt" officeooo:rsid="000211f6" officeooo:paragraph-rsid="0013376d" style:font-size-asian="13pt" style:font-size-complex="13pt"/>
    </style:style>
    <style:style style:name="P11" style:family="paragraph" style:parent-style-name="Standard">
      <style:text-properties style:font-name="Garamond" fo:font-size="13pt" officeooo:rsid="000211f6" officeooo:paragraph-rsid="0013f743" style:font-size-asian="13pt" style:font-size-complex="13pt"/>
    </style:style>
    <style:style style:name="P12" style:family="paragraph" style:parent-style-name="Standard">
      <style:text-properties style:font-name="Garamond" fo:font-size="13pt" officeooo:rsid="0000174b" officeooo:paragraph-rsid="0013376d" style:font-size-asian="13pt" style:font-size-complex="13pt"/>
    </style:style>
    <style:style style:name="P13" style:family="paragraph" style:parent-style-name="Standard">
      <style:paragraph-properties fo:text-align="justify" style:justify-single-word="false"/>
      <style:text-properties style:font-name="Garamond" fo:font-size="13pt" officeooo:paragraph-rsid="0013376d" style:font-size-asian="13pt" style:font-size-complex="13pt"/>
    </style:style>
    <style:style style:name="P14" style:family="paragraph" style:parent-style-name="Standard">
      <style:paragraph-properties fo:text-align="justify" style:justify-single-word="false"/>
      <style:text-properties style:font-name="Garamond" fo:font-size="13pt" officeooo:paragraph-rsid="0013f743" style:font-size-asian="13pt" style:font-size-complex="13pt"/>
    </style:style>
    <style:style style:name="P15" style:family="paragraph" style:parent-style-name="Standard" style:list-style-name="L1">
      <style:paragraph-properties fo:text-align="justify" style:justify-single-word="false"/>
      <style:text-properties style:font-name="Garamond" fo:font-size="13pt" officeooo:rsid="00028f36" officeooo:paragraph-rsid="0013376d" style:font-size-asian="13pt" style:font-size-complex="13pt"/>
    </style:style>
    <style:style style:name="P16" style:family="paragraph" style:parent-style-name="Standard">
      <style:paragraph-properties fo:text-align="justify" style:justify-single-word="false"/>
      <style:text-properties style:font-name="Garamond" fo:font-size="13pt" officeooo:rsid="0009d76c" officeooo:paragraph-rsid="0013f743" style:font-size-asian="13pt" style:font-size-complex="13pt"/>
    </style:style>
    <style:style style:name="P17" style:family="paragraph" style:parent-style-name="Standard">
      <style:text-properties style:font-name="Garamond" fo:font-size="13pt" officeooo:rsid="0009d76c" officeooo:paragraph-rsid="0013f743" style:font-size-asian="13pt" style:font-size-complex="13pt"/>
    </style:style>
    <style:style style:name="P18" style:family="paragraph" style:parent-style-name="Standard">
      <style:text-properties style:font-name="Garamond" fo:font-size="13pt" officeooo:rsid="000fc9e8" officeooo:paragraph-rsid="0013f743" style:font-size-asian="13pt" style:font-size-complex="13pt"/>
    </style:style>
    <style:style style:name="P19" style:family="paragraph" style:parent-style-name="Standard">
      <style:text-properties style:font-name="Garamond" fo:font-size="13pt" officeooo:rsid="001836ea" officeooo:paragraph-rsid="0013f743" style:font-size-asian="13pt" style:font-size-complex="13pt"/>
    </style:style>
    <style:style style:name="P20" style:family="paragraph" style:parent-style-name="Standard">
      <style:text-properties style:font-name="Garamond" fo:font-size="13pt" officeooo:rsid="001de39a" officeooo:paragraph-rsid="0013f743" style:font-size-asian="13pt" style:font-size-complex="13pt"/>
    </style:style>
    <style:style style:name="P21" style:family="paragraph" style:parent-style-name="Standard">
      <style:text-properties style:font-name="Garamond" fo:font-size="13pt" officeooo:paragraph-rsid="0013f743" style:font-size-asian="13pt" style:font-size-complex="13pt"/>
    </style:style>
    <style:style style:name="P22" style:family="paragraph" style:parent-style-name="Standard">
      <style:paragraph-properties fo:text-align="justify" style:justify-single-word="false"/>
      <style:text-properties style:font-name="Garamond" fo:font-size="13pt" officeooo:rsid="001ce498" officeooo:paragraph-rsid="0013f743" style:font-size-asian="11.3500003814697pt" style:font-size-complex="13pt"/>
    </style:style>
    <style:style style:name="P23" style:family="paragraph" style:parent-style-name="Standard">
      <style:paragraph-properties fo:text-align="center" style:justify-single-word="false"/>
      <style:text-properties style:font-name="Garamond" fo:font-size="16pt" officeooo:rsid="000211f6" officeooo:paragraph-rsid="0013f743" style:font-size-asian="16pt" style:font-size-complex="16pt"/>
    </style:style>
    <style:style style:name="P24" style:family="paragraph" style:parent-style-name="Standard">
      <style:paragraph-properties fo:text-align="center" style:justify-single-word="false"/>
      <style:text-properties style:font-name="Garamond" fo:font-size="16pt" officeooo:rsid="001ce498" officeooo:paragraph-rsid="0013f743" style:font-size-asian="16pt" style:font-size-complex="16pt"/>
    </style:style>
    <style:style style:name="P25" style:family="paragraph" style:parent-style-name="Standard">
      <style:paragraph-properties fo:text-align="center" style:justify-single-word="false"/>
      <style:text-properties style:font-name="Garamond" fo:font-size="16pt" style:text-underline-style="none" officeooo:rsid="0009d76c" officeooo:paragraph-rsid="0013f743" style:font-size-asian="16pt" style:font-size-complex="16pt"/>
    </style:style>
    <style:style style:name="P26" style:family="paragraph" style:parent-style-name="Standard">
      <style:paragraph-properties fo:text-align="justify" style:justify-single-word="false"/>
      <style:text-properties officeooo:paragraph-rsid="0013f743"/>
    </style:style>
    <style:style style:name="P27" style:family="paragraph" style:parent-style-name="Standard">
      <style:paragraph-properties fo:text-align="justify" style:justify-single-word="false"/>
      <style:text-properties officeooo:paragraph-rsid="00144abf"/>
    </style:style>
    <style:style style:name="P28" style:family="paragraph" style:parent-style-name="Standard">
      <style:paragraph-properties fo:text-align="justify" style:justify-single-word="false"/>
      <style:text-properties officeooo:rsid="00140430" officeooo:paragraph-rsid="0013f743"/>
    </style:style>
    <style:style style:name="P29" style:family="paragraph" style:parent-style-name="Standard">
      <style:paragraph-properties fo:margin-top="0cm" fo:margin-bottom="0cm" loext:contextual-spacing="false" fo:line-height="100%"/>
    </style:style>
    <style:style style:name="P30" style:family="paragraph" style:parent-style-name="Standard">
      <style:paragraph-properties fo:margin-top="0cm" fo:margin-bottom="0cm" loext:contextual-spacing="false" fo:line-height="100%"/>
      <style:text-properties officeooo:rsid="0013376d" officeooo:paragraph-rsid="0013376d"/>
    </style:style>
    <style:style style:name="P31" style:family="paragraph" style:parent-style-name="Standard">
      <style:paragraph-properties fo:margin-left="0.635cm" fo:margin-right="0cm" fo:text-indent="0cm" style:auto-text-indent="false"/>
    </style:style>
    <style:style style:name="P32" style:family="paragraph" style:parent-style-name="Standard">
      <style:paragraph-properties fo:margin-left="0.635cm" fo:margin-right="0cm" fo:text-indent="0cm" style:auto-text-indent="false"/>
      <style:text-properties officeooo:paragraph-rsid="00160ff7"/>
    </style:style>
    <style:style style:name="P33" style:family="paragraph" style:parent-style-name="Standard">
      <style:paragraph-properties fo:margin-left="0.635cm" fo:margin-right="0cm" fo:text-indent="0cm" style:auto-text-indent="false"/>
      <style:text-properties fo:font-variant="normal" fo:text-transform="none" fo:color="#343541" style:font-name="S hne" fo:font-size="12pt" fo:letter-spacing="normal" fo:font-style="normal" fo:font-weight="normal"/>
    </style:style>
    <style:style style:name="P34" style:family="paragraph" style:parent-style-name="Standard" style:master-page-name="Standard">
      <style:paragraph-properties fo:text-align="center" style:justify-single-word="false" style:page-number="auto"/>
    </style:style>
    <style:style style:name="P35" style:family="paragraph">
      <style:paragraph-properties fo:text-align="center"/>
    </style:style>
    <style:style style:name="P36" style:family="paragraph">
      <loext:graphic-properties draw:fill-color="#ffffff"/>
      <style:paragraph-properties fo:text-align="center"/>
    </style:style>
    <style:style style:name="P37" style:family="paragraph">
      <style:paragraph-properties fo:text-align="center"/>
      <style:text-properties fo:color="#ffffff" fo:font-weight="bold" style:font-weight-asian="bold" style:font-weight-complex="bold"/>
    </style:style>
    <style:style style:name="P3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39"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0" style:family="paragraph">
      <style:paragraph-properties fo:text-align="center" style:writing-mode="lr-tb"/>
      <style:text-properties fo:color="#ffffff" style:font-name="Franklin Gothic Heavy"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0174b"/>
    </style:style>
    <style:style style:name="T3" style:family="text">
      <style:text-properties officeooo:rsid="00124134"/>
    </style:style>
    <style:style style:name="T4" style:family="text">
      <style:text-properties officeooo:rsid="00028f36"/>
    </style:style>
    <style:style style:name="T5" style:family="text">
      <style:text-properties officeooo:rsid="000211f6"/>
    </style:style>
    <style:style style:name="T6" style:family="text">
      <style:text-properties officeooo:rsid="0013f743"/>
    </style:style>
    <style:style style:name="T7" style:family="text">
      <style:text-properties officeooo:rsid="001de39a"/>
    </style:style>
    <style:style style:name="T8" style:family="text">
      <style:text-properties officeooo:rsid="000df71d"/>
    </style:style>
    <style:style style:name="T9" style:family="text">
      <style:text-properties officeooo:rsid="00038072"/>
    </style:style>
    <style:style style:name="T10" style:family="text">
      <style:text-properties officeooo:rsid="0004e8cf"/>
    </style:style>
    <style:style style:name="T11" style:family="text">
      <style:text-properties style:font-name="Garamond" fo:font-size="16pt" officeooo:rsid="000df71d" style:font-size-asian="16pt" style:font-size-complex="16pt"/>
    </style:style>
    <style:style style:name="T12" style:family="text">
      <style:text-properties style:font-name="Garamond" fo:font-size="16pt" officeooo:rsid="0004e8cf" style:font-size-asian="16pt" style:font-size-complex="16pt"/>
    </style:style>
    <style:style style:name="T13" style:family="text">
      <style:text-properties style:font-name="Garamond" fo:font-size="16pt" officeooo:rsid="0009d76c" style:font-size-asian="16pt" style:font-size-complex="16pt"/>
    </style:style>
    <style:style style:name="T14" style:family="text">
      <style:text-properties style:font-name="Garamond" fo:font-size="13pt" style:font-size-asian="13pt" style:font-size-complex="13pt"/>
    </style:style>
    <style:style style:name="T15" style:family="text">
      <style:text-properties style:font-name="Garamond" fo:font-size="13pt" officeooo:rsid="000fc9e8" style:font-size-asian="13pt" style:font-size-complex="13pt"/>
    </style:style>
    <style:style style:name="T16" style:family="text">
      <style:text-properties style:font-name="Garamond" fo:font-size="13pt" officeooo:rsid="00140430" style:font-size-asian="13pt" style:font-size-complex="13pt"/>
    </style:style>
    <style:style style:name="T17" style:family="text">
      <style:text-properties style:font-name="Garamond" fo:font-size="13pt" officeooo:rsid="001a20d7" style:font-size-asian="13pt" style:font-size-complex="13pt"/>
    </style:style>
    <style:style style:name="T18" style:family="text">
      <style:text-properties style:font-name="Garamond" fo:font-size="13pt" officeooo:rsid="00166dd9" style:font-size-asian="13pt" style:font-size-complex="13pt"/>
    </style:style>
    <style:style style:name="T19" style:family="text">
      <style:text-properties style:font-name="Garamond" fo:font-size="13pt" officeooo:rsid="001836ea" style:font-size-asian="13pt" style:font-size-complex="13pt"/>
    </style:style>
    <style:style style:name="T20" style:family="text">
      <style:text-properties style:font-name="Garamond" fo:font-size="13pt" officeooo:rsid="001b8617" style:font-size-asian="13pt" style:font-size-complex="13pt"/>
    </style:style>
    <style:style style:name="T21" style:family="text">
      <style:text-properties officeooo:rsid="000678e6"/>
    </style:style>
    <style:style style:name="T22" style:family="text">
      <style:text-properties officeooo:rsid="00080781"/>
    </style:style>
    <style:style style:name="T23" style:family="text">
      <style:text-properties officeooo:rsid="0009d76c"/>
    </style:style>
    <style:style style:name="T24" style:family="text">
      <style:text-properties officeooo:rsid="000f4753"/>
    </style:style>
    <style:style style:name="T25" style:family="text">
      <style:text-properties officeooo:rsid="001a20d7"/>
    </style:style>
    <style:style style:name="T26" style:family="text">
      <style:text-properties officeooo:rsid="00144abf"/>
    </style:style>
    <style:style style:name="T27" style:family="text">
      <style:text-properties officeooo:rsid="00160ff7"/>
    </style:style>
    <style:style style:name="T28" style:family="text">
      <style:text-properties fo:font-variant="normal" fo:text-transform="none" fo:color="#343541" style:font-name="S hne" fo:font-size="12pt" fo:letter-spacing="normal" fo:font-style="normal" fo:font-weight="normal"/>
    </style:style>
    <style:style style:name="T29" style:family="text">
      <style:text-properties fo:font-variant="normal" fo:text-transform="none" fo:color="#343541" style:font-name="S hne" fo:font-size="12pt" fo:letter-spacing="normal" fo:font-style="normal" fo:font-weight="normal" officeooo:rsid="00160ff7"/>
    </style:style>
    <style:style style:name="T30" style:family="text">
      <style:text-properties fo:color="#ffffff" fo:font-weight="bold" style:font-weight-asian="bold" style:font-weight-complex="bold"/>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ffffff" style:font-name="Franklin Gothic Heavy"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0.661cm" fo:min-width="3.17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386cm" fo:min-width="3.688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619cm" fo:min-width="0.6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ff" draw:textarea-horizontal-align="justify" draw:textarea-vertical-align="top" draw:auto-grow-height="false" fo:min-height="7.329cm" fo:min-width="11.351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0.353cm" fo:min-width="1.8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1.429cm" fo:min-width="3.1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Rapport d’avancement N°1</text:span></text:p>
      <text:p text:style-name="P6"><text:span text:style-name="T1">Offres de stages d'été-DRE (Direction des Relations Externes) et Equipe RDI INOBI (Industrial eNgineering fOr a Better lIfe)</text:span></text:p>
      <text:p text:style-name="P8"/>
      <table:table table:name="Tableau1" table:style-name="Tableau1">
        <table:table-column table:style-name="Tableau1.A"/>
        <table:table-column table:style-name="Tableau1.B"/>
        <table:table-column table:style-name="Tableau1.C"/>
        <table:table-column table:style-name="Tableau1.B"/>
        <table:table-column table:style-name="Tableau1.C"/>
        <table:table-column table:style-name="Tableau1.F"/>
        <table:table-row table:style-name="Tableau1.1">
          <table:table-cell table:style-name="Tableau1.A1" office:value-type="string">
            <text:p text:style-name="P29">Sujet N° :</text:p>
          </table:table-cell>
          <table:table-cell table:style-name="Tableau1.A1" table:number-columns-spanned="5" office:value-type="string">
            <text:p text:style-name="P30"/>
          </table:table-cell>
          <table:covered-table-cell/>
          <table:covered-table-cell/>
          <table:covered-table-cell/>
          <table:covered-table-cell/>
        </table:table-row>
        <table:table-row table:style-name="Tableau1.1">
          <table:table-cell table:style-name="Tableau1.A1" office:value-type="string">
            <text:p text:style-name="P29">Intitulé du sujet</text:p>
          </table:table-cell>
          <table:table-cell table:style-name="Tableau1.A1" table:number-columns-spanned="5" office:value-type="string">
            <text:p text:style-name="P30">Developpement d’une application web d’extraction de données pertinentes</text:p>
          </table:table-cell>
          <table:covered-table-cell/>
          <table:covered-table-cell/>
          <table:covered-table-cell/>
          <table:covered-table-cell/>
        </table:table-row>
        <table:table-row table:style-name="Tableau1.1">
          <table:table-cell table:style-name="Tableau1.A1" office:value-type="string">
            <text:p text:style-name="P29">Je travaille seul(e)</text:p>
          </table:table-cell>
          <table:table-cell table:style-name="Tableau1.A1" office:value-type="string">
            <text:p text:style-name="P29">Oui</text:p>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row>
        <table:table-row table:style-name="Tableau1.1">
          <table:table-cell table:style-name="Tableau1.A1" office:value-type="string">
            <text:p text:style-name="P29">Si travail en équipe, liste des membres</text:p>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row>
        <table:table-row table:style-name="Tableau1.1">
          <table:table-cell table:style-name="Tableau1.A1" office:value-type="string">
            <text:p text:style-name="P29">Si travail en monôme, Nom et prénom</text:p>
          </table:table-cell>
          <table:table-cell table:style-name="Tableau1.A1" table:number-columns-spanned="5" office:value-type="string">
            <text:p text:style-name="P30">Prince jean luc de nteppe</text:p>
          </table:table-cell>
          <table:covered-table-cell/>
          <table:covered-table-cell/>
          <table:covered-table-cell/>
          <table:covered-table-cell/>
        </table:table-row>
      </table:table>
      <text:p text:style-name="Standard"/>
      <text:list xml:id="list900699870" text:style-name="WWNum1">
        <text:list-item>
          <text:p text:style-name="P1">J’explique/nous expliquons, à l’aide d’un paragraphe, la problématique de ce sujet à ma/notre façon:</text:p>
        </text:list-item>
      </text:list>
      <text:p text:style-name="P12"/>
      <text:p text:style-name="P13"><text:span text:style-name="T2">Ici le client à besoin d’un produit qui sache de maniere automatique extraire les différentes informations qui <text:s/></text:span><text:span text:style-name="T3">l’</text:span><text:span text:style-name="T2">intéresse</text:span><text:span text:style-name="T4"> </text:span><text:span text:style-name="T2">, nous pouvons donc imaginer un systeme parfait qui réalise cette tache , appelons le “SP” . Le SP dans son </text:span><text:span text:style-name="T5">scénario normal</text:span><text:span text:style-name="T2"> ( sans obstacle ) devrait etre capable de lire un document , </text:span><text:span text:style-name="T5">de reconnaitre les données “utiles” , </text:span><text:span text:style-name="T4">de les extraire et de stocker</text:span><text:span text:style-name="T5"> ceux ci dans <text:s/>une base de donnée .Nous avons donc plusieur étape à prendre en compte :</text:span></text:p>
      <text:list xml:id="list2734052179" text:style-name="L1">
        <text:list-item>
          <text:p text:style-name="P9">la lecture du document </text:p>
        </text:list-item>
        <text:list-item>
          <text:p text:style-name="P9">la reconnaissance des données “utiles”</text:p>
        </text:list-item>
        <text:list-item>
          <text:p text:style-name="P15">extraction</text:p>
        </text:list-item>
        <text:list-item>
          <text:p text:style-name="P9">le stockage des données </text:p>
        </text:list-item>
      </text:list>
      <text:p text:style-name="P10"><draw:custom-shape text:anchor-type="paragraph" draw:z-index="0" draw:name="Forme1" draw:style-name="gr7" draw:text-style-name="P40" svg:width="3.176cm" svg:height="1.43cm" svg:x="-1.432cm" svg:y="0.457cm"><text:p text:style-name="P40"><text:span text:style-name="T32">LECTURE</text:span></text:p><draw:enhanced-geometry svg:viewBox="0 0 21600 21600" draw:glue-points="10800 0 0 10800 10800 21600 21600 10800" draw:type="flowchart-process" draw:enhanced-path="M 0 0 L 21600 0 21600 21600 0 21600 0 0 Z N"/></draw:custom-shape><draw:custom-shape text:anchor-type="paragraph" draw:z-index="1" draw:name="Forme1_0" draw:style-name="gr7" draw:text-style-name="P40" svg:width="3.176cm" svg:height="1.43cm" svg:x="3.754cm" svg:y="0.471cm"><text:p text:style-name="P40"><text:span text:style-name="T32"><text:s/></text:span><text:span text:style-name="T32">RECONNAITRE</text:span></text:p><draw:enhanced-geometry svg:viewBox="0 0 21600 21600" draw:glue-points="10800 0 0 10800 10800 21600 21600 10800" draw:type="flowchart-process" draw:enhanced-path="M 0 0 L 21600 0 21600 21600 0 21600 0 0 Z N"/></draw:custom-shape><draw:custom-shape text:anchor-type="paragraph" draw:z-index="2" draw:name="Forme1_1" draw:style-name="gr7" draw:text-style-name="P40" svg:width="3.176cm" svg:height="1.43cm" svg:x="8.913cm" svg:y="0.497cm"><text:p text:style-name="P40"><text:span text:style-name="T32">EXTRAIRE</text:span></text:p><draw:enhanced-geometry svg:viewBox="0 0 21600 21600" draw:glue-points="10800 0 0 10800 10800 21600 21600 10800" draw:type="flowchart-process" draw:enhanced-path="M 0 0 L 21600 0 21600 21600 0 21600 0 0 Z N"/></draw:custom-shape><draw:custom-shape text:anchor-type="paragraph" draw:z-index="3" draw:name="Forme1_2" draw:style-name="gr7" draw:text-style-name="P40" svg:width="3.176cm" svg:height="1.43cm" svg:x="14.046cm" svg:y="0.485cm"><text:p text:style-name="P40"><text:span text:style-name="T32">STOCKER</text:span></text:p><draw:enhanced-geometry svg:viewBox="0 0 21600 21600" draw:glue-points="10800 0 0 10800 10800 21600 21600 10800" draw:type="flowchart-process" draw:enhanced-path="M 0 0 L 21600 0 21600 21600 0 21600 0 0 Z N"/></draw:custom-shape></text:p>
      <text:p text:style-name="P10"><draw:custom-shape text:anchor-type="paragraph" draw:z-index="4" draw:name="Forme2" draw:style-name="gr6" svg:width="2.065cm" svg:height="0.703cm" svg:x="1.743cm" svg:y="0.3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Forme2_0" draw:style-name="gr6" svg:width="2.065cm" svg:height="0.703cm" svg:x="6.929cm" svg:y="0.3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e2_1" draw:style-name="gr6" svg:width="2.065cm" svg:height="0.703cm" svg:x="12.088cm" svg:y="0.3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
      <text:p text:style-name="P10"/>
      <text:p text:style-name="P10"/>
      <text:list xml:id="list170310281808665" text:continue-list="list900699870" text:style-name="WWNum1">
        <text:list-item>
          <text:p text:style-name="P1">Plan de mon/notre travail :</text:p>
        </text:list-item>
      </text:list>
      <text:p text:style-name="List_20_Paragraph"/>
      <text:p text:style-name="P4">Le travail se déroulera en <text:s/>étape:</text:p>
      <text:p text:style-name="P4"/>
      <text:p text:style-name="P4"><text:soft-page-break/>- Une étude au préalable du concept + recherche <text:s/>lié à la thématique</text:p>
      <text:p text:style-name="P4">- Analyse du probleme</text:p>
      <text:p text:style-name="P4">- <text:span text:style-name="T6">Conception</text:span></text:p>
      <text:p text:style-name="P4">- <text:span text:style-name="T6">développement</text:span></text:p>
      <text:p text:style-name="Standard"/>
      <text:list xml:id="list170310433785093" text:continue-numbering="true" text:style-name="WWNum1">
        <text:list-item>
          <text:p text:style-name="P1">Ce qui a été fait :</text:p>
        </text:list-item>
      </text:list>
      <text:p text:style-name="P23"><text:span text:style-name="T8">L</text:span>ecture du document </text:p>
      <text:p text:style-name="P11"/>
      <text:p text:style-name="P14"><text:span text:style-name="T5">le <text:s/>SP <text:s/>est capable de lire un document <text:s/>“viable” . </text:span><text:span text:style-name="T8">N</text:span><text:span text:style-name="T5">ous définissons ici un document viable par un type </text:span><text:span text:style-name="T4">de </text:span><text:span text:style-name="T5"><text:s/>document </text:span><text:span text:style-name="T9">pouvant contenir ces information</text:span><text:span text:style-name="T10">s (pdf , image , doc).Dans le cas d’une étude de fesabilité nous ne considèrerons que des documents pdf. Les documents pdf sont ceux qui sont le plus souvent utilisé</text:span><text:span text:style-name="T8">s</text:span><text:span text:style-name="T10"> </text:span><text:span text:style-name="T8">car </text:span><text:span text:style-name="T10">il</text:span><text:span text:style-name="T8">s</text:span><text:span text:style-name="T10"> peu</text:span><text:span text:style-name="T8">vent</text:span><text:span text:style-name="T10"> contenir d</text:span><text:span text:style-name="T8">u</text:span><text:span text:style-name="T10"> texte et des images .</text:span></text:p>
      <text:p text:style-name="P21"/>
      <text:p text:style-name="P7"><text:span text:style-name="T11">R</text:span><text:span text:style-name="T12">econnaissance de donnée</text:span><text:span text:style-name="T11">s</text:span><text:span text:style-name="T12"> utile</text:span><text:span text:style-name="T11">s</text:span><text:span text:style-name="T12"> et leur extraction </text:span></text:p>
      <text:p text:style-name="P21"/>
      <text:p text:style-name="P14"><text:span text:style-name="T10">Une offre de stage peu contenir diverse informations dont la disposition et la présence sont soigneusement choisi par l’entreprise qui l’offre , On ne peut donc pas se conformer à un format global . Une approche basique par reconnaissance de pattern est donc inutile dans ce cas de figure .Mais comment donc reussir à reconnaitre les données qui nous intéresse. </text:span><text:span text:style-name="T21">Un essai de solution pourrait venir de l’apprentissage machine . Sur une base de donnée d’entrainement notre systeme apprenant que l’on appellera “SA” sera capable a partir de nouvelle donnée issue de </text:span><text:span text:style-name="T22">reconnaitre les données pertinente. Cependant l’appprentissage machine est un domaine assez vaste traitant de plus cas de problematique. Pour le succes de notre SP nous devons etudier et mettre en place celui qui ce rapproche le plus de notre probleme . Celui d’extraire des données pertinentes a partir d’un ensemble de données </text:span><text:span text:style-name="T23">Nous ouvrirons ce chapeau un peu plus loin dans notre analyse .</text:span></text:p>
      <text:p text:style-name="P21"/>
      <text:p text:style-name="P7"><text:span text:style-name="T11">S</text:span><text:span text:style-name="T13">tockage des données utiles </text:span></text:p>
      <text:p text:style-name="P17"/>
      <text:p text:style-name="P16">Pour jouir des différentes informations extrait des documents , une base de données doit les receuillir . Cette base doit etre structuré avec des schemas communs à tous les offres d’emploi disponibles , nous ouvrirons en profondeur ce palier un peu plus tard dans la phase d’analyse <text:s/></text:p>
      <text:p text:style-name="P16"/>
      <text:p text:style-name="P16"><text:soft-page-break/></text:p>
      <text:p text:style-name="P16"/>
      <text:p text:style-name="P25">phase <text:span text:style-name="T24">2</text:span>: l’<text:span text:style-name="T24">analyse</text:span></text:p>
      <text:p text:style-name="P11"/>
      <text:p text:style-name="P26"><text:span text:style-name="T15">Nous sommes dans un probleme typique d’apprentissage machine ou aucune methode de programmation traditionnel ne serait assez generalisable à fin de resoudre notre probleme .Notre SP à besoin d’un SA adapt</text:span><text:span text:style-name="T16">é</text:span><text:span text:style-name="T15"> au traitement de </text:span><text:span text:style-name="T16">texte raison pour laquelle les NLP (natural language processing ) sont les plus éficace </text:span><text:span text:style-name="T15">: car il devra r</text:span><text:span text:style-name="T16">é</text:span><text:span text:style-name="T15">pondre a des question spécifique : quelle est le nom de l’entreprise embauchant , quelle est la période , quelle sont leur contact , etc … </text:span></text:p>
      <text:p text:style-name="P28"><text:span text:style-name="T15">C</text:span><text:span text:style-name="T14">e modèle aura pour but d’extraire les données . Mais qu’entends t’on par donnée “utiles” , une donnée est dites utiles lorsqu’elle renseigne sur les différentes parties qui interviennent dans l’offre à savoir les informations relatives au sujet de l’offre , <text:s/>l’entreprise et la personne ciblé par l’offre .</text:span></text:p>
      <text:p text:style-name="P28"><text:span text:style-name="T14"/></text:p>
      <text:p text:style-name="P28"><text:span text:style-name="T14"/></text:p>
      <text:p text:style-name="P28"><text:span text:style-name="T14">Parmis les informations relatives au sujet de l’offre on aura :</text:span></text:p>
      <text:p text:style-name="P28"><text:span text:style-name="T14">- </text:span><text:span text:style-name="T17">l’intitulé du poste </text:span></text:p>
      <text:p text:style-name="P28"><text:span text:style-name="T14">- </text:span><text:span text:style-name="T18">le type de l’offre (offre de stage ou de travail)</text:span></text:p>
      <text:p text:style-name="P26"><text:span text:style-name="T18">- </text:span><text:span text:style-name="T19">En quoi consiste la <text:s/>mission</text:span></text:p>
      <text:p text:style-name="P26"><text:span text:style-name="T19">- debut du stage ou de l’emploi</text:span></text:p>
      <text:p text:style-name="P26"><text:span text:style-name="T19">- la durée du stage ou de l’emploi</text:span></text:p>
      <text:p text:style-name="P26"><text:span text:style-name="T19">- </text:span><text:span text:style-name="T20">le nombre de place</text:span></text:p>
      <text:p text:style-name="P18"/>
      <text:p text:style-name="P26"><text:span text:style-name="T19">L</text:span><text:span text:style-name="T16">es informations relatives </text:span><text:span text:style-name="T19">à l’entreprise émetrice </text:span><text:span text:style-name="T16">:</text:span></text:p>
      <text:p text:style-name="P26"><text:span text:style-name="T16">- </text:span><text:span text:style-name="T19">le nom de l’entreprise</text:span></text:p>
      <text:p text:style-name="P26"><text:span text:style-name="T19">- son domaine d’activité</text:span></text:p>
      <text:p text:style-name="P26"><text:span text:style-name="T19">- sa localisation</text:span></text:p>
      <text:p text:style-name="P26"><text:span text:style-name="T19">- le conctact ou postuler</text:span></text:p>
      <text:p text:style-name="P18"/>
      <text:p text:style-name="P19">Enfin les informations relatives au public ciblé:</text:p>
      <text:p text:style-name="P19">- Les compétences</text:p>
      <text:p text:style-name="P19"><text:soft-page-break/>- le status des candidats (Etudiant ou non)</text:p>
      <text:p text:style-name="P19">- <text:span text:style-name="T25">Niveau (débutant/intermédiaire/expérimenté)</text:span></text:p>
      <text:p text:style-name="P19"/>
      <text:p text:style-name="P20"/>
      <text:p text:style-name="P19"/>
      <text:p text:style-name="P24"><text:span text:style-name="T23">C</text:span>hoix des technologies</text:p>
      <text:p text:style-name="P24"/>
      <text:p text:style-name="P22"><draw:custom-shape text:anchor-type="paragraph" draw:z-index="7" draw:name="Forme3" draw:style-name="gr5" draw:text-style-name="P39" svg:width="11.351cm" svg:height="7.33cm" svg:x="4.68cm" svg:y="6.847cm"><text:p text:style-name="P38"><text:span text:style-name="T31">Application d’extraction</text:span></text:p><draw:enhanced-geometry svg:viewBox="0 0 21600 21600" draw:type="rectangle" draw:enhanced-path="M 0 0 L 21600 0 21600 21600 0 21600 0 0 Z N"/></draw:custom-shape><draw:custom-shape text:anchor-type="paragraph" draw:z-index="8" draw:name="Forme4" draw:style-name="gr4" svg:width="0.847cm" svg:height="0.874cm" svg:x="0.896cm" svg:y="8.6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9" draw:name="Forme5" draw:style-name="gr2" draw:text-style-name="P35" svg:x1="1.319cm" svg:y1="10.948cm" svg:x2="1.319cm" svg:y2="9.493cm"><text:p/></draw:line><draw:line text:anchor-type="paragraph" draw:z-index="10" draw:name="Forme6" draw:style-name="gr2" draw:text-style-name="P35" svg:x1="2.113cm" svg:y1="11.742cm" svg:x2="1.319cm" svg:y2="10.948cm"><text:p/></draw:line><draw:line text:anchor-type="paragraph" draw:z-index="11" draw:name="Forme7" draw:style-name="gr2" draw:text-style-name="P35" svg:x1="0.79cm" svg:y1="11.874cm" svg:x2="1.319cm" svg:y2="10.948cm"><text:p/></draw:line><draw:line text:anchor-type="paragraph" draw:z-index="12" draw:name="Forme8" draw:style-name="gr2" draw:text-style-name="P35" svg:x1="0.473cm" svg:y1="9.97cm" svg:x2="2.246cm" svg:y2="9.917cm"><text:p/></draw:line><draw:custom-shape text:anchor-type="paragraph" draw:z-index="13" draw:name="Forme9" draw:style-name="gr3" draw:text-style-name="P37" svg:width="5.213cm" svg:height="1.959cm" svg:x="7.775cm" svg:y="9.07cm"><text:p text:style-name="P35"><text:span text:style-name="T30">Deposer l’off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 draw:name="Forme10" draw:style-name="gr2" draw:text-style-name="P35" svg:x1="1.319cm" svg:y1="10.261cm" svg:x2="7.775cm" svg:y2="10.102cm"><text:p/></draw:line><draw:custom-shape text:anchor-type="paragraph" draw:z-index="15" draw:name="Forme11" draw:style-name="gr1" draw:text-style-name="P36" svg:width="3.176cm" svg:height="0.662cm" svg:x="-0.162cm" svg:y="12.033cm"><text:p text:style-name="P35">L’entreprise</text:p><draw:enhanced-geometry svg:viewBox="0 0 21600 21600" draw:type="rectangle" draw:enhanced-path="M 0 0 L 21600 0 21600 21600 0 21600 0 0 Z N"/></draw:custom-shape>l’implémentation du SP nécessite une plateforme adapter au machine learning , certes des <text:s/>librairies comme <text:s/>tensorflow sont disponible sur des technologies orienté web tel que nodejs , <text:span text:style-name="T7">Cependant </text:span>il n’offre pas la liberté d’intégration et de documentation d’une application sous python ( Bien sur dans le cadre de l’apprentissage machine ) . <text:span text:style-name="T7">le language python est doté d’un vaste arsenal d’outil pour cas de figure . De plus python offre un framework backend dedié au application web “DJANGO” qui fonctionnera parfaitement avec les outils que nous devrons mettre en place. En se qui concerne le front End il serait judicieux de notre part d’éviter tout framework lourd à fin d’alléger l’intégration (d’autant plus que le diagramme de cas d’utilisation n’est constituer que d’une seule fonctionnalité <text:s/>“Déposer une offre”)</text:span></text:p>
      <text:p text:style-name="P22"/>
      <text:p text:style-name="P22"/>
      <text:p text:style-name="P22"/>
      <text:p text:style-name="P22"/>
      <text:p text:style-name="P22"/>
      <text:p text:style-name="P22"/>
      <text:p text:style-name="P22"/>
      <text:p text:style-name="P22"/>
      <text:p text:style-name="P22"/>
      <text:p text:style-name="P22"/>
      <text:p text:style-name="Standard"/>
      <text:p text:style-name="Standard"/>
      <text:list xml:id="list170310251681753" text:continue-numbering="true" text:style-name="WWNum1">
        <text:list-item>
          <text:p text:style-name="P2">Ce qui reste à faire :</text:p>
        </text:list-item>
      </text:list>
      <text:p text:style-name="P3"/>
      <text:p text:style-name="P5"><text:tab/>- <text:span text:style-name="T6">Conception</text:span></text:p>
      <text:p text:style-name="P5"><text:tab/>- <text:span text:style-name="T6">développement</text:span></text:p>
      <text:p text:style-name="Standard"><text:soft-page-break/></text:p>
      <text:p text:style-name="Standard"/>
      <text:p text:style-name="Standard"/>
      <text:list xml:id="list170310394200531" text:continue-numbering="true" text:style-name="WWNum1">
        <text:list-item>
          <text:p text:style-name="P1">Questions que je/nous souhaite/souhaitons poser comprendre le travail demandé</text:p>
        </text:list-item>
      </text:list>
      <text:p text:style-name="Standard"/>
      <text:p text:style-name="P27"><text:span text:style-name="T26">Comment devons nous entrainer notre modèl sachant que l’apprentissage du modèle doit etre supervisé ( il faudrait un ensemble d’offre associé à leur donnée extraite et </text:span><text:span text:style-name="T27">les</text:span><text:span text:style-name="T26"> indice que ces données occupe dans l’offre)</text:span></text:p>
      <text:p text:style-name="Standard"/>
      <text:list xml:id="list170309917299477" text:continue-numbering="true" text:style-name="WWNum1">
        <text:list-item>
          <text:p text:style-name="P1">Références bibliographiques consultées (sites WEB, livres, …) en liaison avec ce sujet :</text:p>
        </text:list-item>
      </text:list>
      <text:p text:style-name="P31"><text:a xlink:type="simple" xlink:href="https://beranger.medium.com/nlp-extraire-des-caractéristiques-pour-utiliser-des-algorithmes-ml-1c5bd9c421ba" text:style-name="Internet_20_link" text:visited-style-name="Visited_20_Internet_20_Link">https://beranger.medium.com/nlp-extraire-des-caract%C3%A9ristiques-pour-utiliser-des-algorithmes-ml-1c5bd9c421ba</text:a></text:p>
      <text:p text:style-name="P31"><text:a xlink:type="simple" xlink:href="https://www.tensorflow.org/text/tutorials/classify_text_with_bert?hl=fr" text:style-name="Internet_20_link" text:visited-style-name="Visited_20_Internet_20_Link">https://www.tensorflow.org/text/tutorials/classify_text_with_bert?hl=fr</text:a></text:p>
      <text:p text:style-name="P31"><text:a xlink:type="simple" xlink:href="https://www.npmjs.com/package/@tensorflow-models/qna" text:style-name="Internet_20_link" text:visited-style-name="Visited_20_Internet_20_Link">https://www.npmjs.com/package/@tensorflow-models/qna</text:a></text:p>
      <text:p text:style-name="P31"><text:a xlink:type="simple" xlink:href="https://chat.openai.com/" text:style-name="Internet_20_link" text:visited-style-name="Visited_20_Internet_20_Link">https://chat.openai.com/</text:a> <text:s/><text:span text:style-name="T27">Questions posées :</text:span></text:p>
      <text:p text:style-name="P31"><text:span text:style-name="T28">c'est quoi un modele bert en machine learning</text:span> </text:p>
      <text:p text:style-name="P32"><text:span text:style-name="T29">c’est quoi le natural language processing</text:span><text:span text:style-name="T27"> </text:span></text:p>
      <text:p text:style-name="P33">comment implémenter cela en nodejs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 svg:font-family="'Lucida Sans'" style:font-family-generic="swiss"/>
    <style:font-face style:name="Calibri"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Franklin Gothic Heavy" svg:font-family="'Franklin Gothic Heavy'"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lah boussbia</meta:initial-creator>
    <meta:editing-cycles>6</meta:editing-cycles>
    <meta:creation-date>2023-07-18T11:35:00</meta:creation-date>
    <dc:date>2023-07-21T17:03:07.343000000</dc:date>
    <meta:editing-duration>PT1H16M11S</meta:editing-duration>
    <meta:generator>LibreOffice/6.4.4.2$Windows_X86_64 LibreOffice_project/3d775be2011f3886db32dfd395a6a6d1ca2630ff</meta:generator>
    <meta:document-statistic meta:table-count="1" meta:image-count="0" meta:object-count="0" meta:page-count="5" meta:paragraph-count="63" meta:word-count="947" meta:character-count="5957" meta:non-whitespace-character-count="50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